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eb1" officeooo:paragraph-rsid="00037eb1"/>
    </style:style>
    <style:style style:name="P2" style:family="paragraph" style:parent-style-name="Standard">
      <style:text-properties officeooo:paragraph-rsid="00037eb1"/>
    </style:style>
    <style:style style:name="P3" style:family="paragraph" style:parent-style-name="Standard">
      <style:paragraph-properties fo:text-align="start" style:justify-single-word="false"/>
      <style:text-properties officeooo:rsid="0004feff" officeooo:paragraph-rsid="0004feff"/>
    </style:style>
    <style:style style:name="P4" style:family="paragraph" style:parent-style-name="Standard">
      <style:paragraph-properties fo:text-align="start" style:justify-single-word="false"/>
      <style:text-properties officeooo:rsid="0004feff" officeooo:paragraph-rsid="0007d4c3"/>
    </style:style>
    <style:style style:name="P5" style:family="paragraph" style:parent-style-name="Standard">
      <style:paragraph-properties fo:text-align="start" style:justify-single-word="false"/>
      <style:text-properties officeooo:rsid="0004feff" officeooo:paragraph-rsid="003ac77c"/>
    </style:style>
    <style:style style:name="P6" style:family="paragraph" style:parent-style-name="Standard">
      <style:paragraph-properties fo:text-align="start" style:justify-single-word="false"/>
      <style:text-properties officeooo:rsid="0004feff" officeooo:paragraph-rsid="0042fbef"/>
    </style:style>
    <style:style style:name="P7" style:family="paragraph" style:parent-style-name="Standard">
      <style:paragraph-properties fo:text-align="center" style:justify-single-word="false"/>
      <style:text-properties officeooo:rsid="0004feff" officeooo:paragraph-rsid="003ac77c"/>
    </style:style>
    <style:style style:name="P8" style:family="paragraph" style:parent-style-name="Standard">
      <style:text-properties fo:font-size="20pt" officeooo:rsid="00037eb1" officeooo:paragraph-rsid="00037eb1" style:font-size-asian="20pt" style:font-size-complex="20pt"/>
    </style:style>
    <style:style style:name="P9" style:family="paragraph" style:parent-style-name="Standard">
      <style:text-properties style:font-name="Calibri Light1" fo:font-size="10pt" officeooo:rsid="00388d47" officeooo:paragraph-rsid="00388d4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rsid="003b7e14" officeooo:paragraph-rsid="0042fbef"/>
    </style:style>
    <style:style style:name="P11" style:family="paragraph" style:parent-style-name="Standard">
      <style:paragraph-properties fo:text-align="start" style:justify-single-word="false"/>
      <style:text-properties officeooo:rsid="0007d4c3" officeooo:paragraph-rsid="0042fbef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37eb1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7d4c3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397a45"/>
    </style:style>
    <style:style style:name="P1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37eb1" officeooo:paragraph-rsid="00397a4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1273f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2fbe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79e58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83ebd"/>
    </style:style>
    <style:style style:name="P20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4feff" officeooo:paragraph-rsid="0007d4c3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1273f" fo:background-color="#ffff00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1273f" fo:background-color="transparen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79e58" fo:background-color="transparen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83ebd" fo:background-color="transparen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95470" fo:background-color="transparen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af269" fo:background-color="transparen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2fbef" fo:background-color="#ffff99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1273f" fo:background-color="#ffff99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7d4c3" fo:background-color="#ffff99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79e58" fo:background-color="#ffff99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83ebd" fo:background-color="#ffff99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95470" fo:background-color="#ffff99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4af269" fo:background-color="#ffff99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Calibri Light" fo:font-size="9pt" officeooo:rsid="00395617" officeooo:paragraph-rsid="00395617" style:font-size-asian="9pt" style:font-size-complex="9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52fa" officeooo:paragraph-rsid="00174c15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1273f" officeooo:paragraph-rsid="0041273f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04feff" officeooo:paragraph-rsid="0041273f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1273f" officeooo:paragraph-rsid="0041273f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1273f" officeooo:paragraph-rsid="00479e58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paragraph-rsid="0041273f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2fbef" officeooo:paragraph-rsid="00479e58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2fbef" officeooo:paragraph-rsid="00483ebd" fo:background-color="transparent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2fbef" officeooo:paragraph-rsid="00495470" fo:background-color="transparen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officeooo:rsid="0042fbef" officeooo:paragraph-rsid="004af269" fo:background-color="transparen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fo:font-weight="bold" officeooo:rsid="0042fbef" officeooo:paragraph-rsid="004af269" fo:background-color="transparent" style:font-size-asian="10pt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fo:font-weight="normal" officeooo:rsid="004af269" officeooo:paragraph-rsid="004b2602" fo:background-color="transparent" style:font-size-asian="10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officeooo:rsid="004af269" officeooo:paragraph-rsid="004af269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officeooo:rsid="0042fbef" officeooo:paragraph-rsid="004af269" fo:background-color="#ffff9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officeooo:rsid="004af269" officeooo:paragraph-rsid="004af269" fo:background-color="#ffff9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2fbef" officeooo:paragraph-rsid="0042fbef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2fbef" officeooo:paragraph-rsid="00479e58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2fbef" officeooo:paragraph-rsid="00483eb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5d13b" officeooo:paragraph-rsid="0045d13b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5d13b" officeooo:paragraph-rsid="0045d13b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5d13b" officeooo:paragraph-rsid="0045d13b" fo:background-color="transparen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5d13b" officeooo:paragraph-rsid="0045d13b" fo:background-color="transparen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83ebd" officeooo:paragraph-rsid="00483ebd" fo:background-color="transparen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2fbef" officeooo:paragraph-rsid="00483ebd" fo:background-color="transparen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95470" officeooo:paragraph-rsid="004af269" fo:background-color="transparen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83ebd" officeooo:paragraph-rsid="00483eb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b2602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cefa9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e4f3b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ize="10pt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483ebd" officeooo:paragraph-rsid="00483ebd" fo:background-color="transparent" style:font-style-asian="normal" style:font-style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495470" officeooo:paragraph-rsid="004af269" fo:background-color="transparent" style:font-style-asian="normal" style:font-style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4af269" officeooo:paragraph-rsid="004af269" fo:background-color="transparent" style:font-style-asian="normal" style:font-style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6600" style:font-name="Tahoma1" fo:font-size="10pt" fo:font-weight="normal" officeooo:rsid="0042fbef" officeooo:paragraph-rsid="004e4f3b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rsid="0042fbef" officeooo:paragraph-rsid="0042fbef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Liberation Serif" fo:font-size="12pt" fo:font-weight="normal" officeooo:rsid="004af269" officeooo:paragraph-rsid="004af269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rsid="00479e58" officeooo:paragraph-rsid="00479e58"/>
    </style:style>
    <style:style style:name="P75" style:family="paragraph" style:parent-style-name="Standard">
      <style:paragraph-properties fo:text-align="start" style:justify-single-word="false" fo:break-before="page"/>
      <style:text-properties officeooo:rsid="0007d4c3" officeooo:paragraph-rsid="0007d4c3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95470" officeooo:paragraph-rsid="004fcf3f" fo:background-color="transparen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495470" officeooo:paragraph-rsid="004fcf3f" fo:background-color="transparen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7a45" style:font-style-asian="italic" style:font-style-complex="italic"/>
    </style:style>
    <style:style style:name="T3" style:family="text">
      <style:text-properties fo:font-style="italic" officeooo:rsid="003ac77c" style:font-style-asian="italic" style:font-style-complex="italic"/>
    </style:style>
    <style:style style:name="T4" style:family="text">
      <style:text-properties fo:font-style="italic" officeooo:rsid="0007d4c3" style:font-style-asian="italic" style:font-style-complex="italic"/>
    </style:style>
    <style:style style:name="T5" style:family="text">
      <style:text-properties fo:font-style="italic" officeooo:rsid="00037eb1" style:font-style-asian="italic" style:font-style-complex="italic"/>
    </style:style>
    <style:style style:name="T6" style:family="text">
      <style:text-properties fo:font-style="italic" officeooo:rsid="00479e58" style:font-style-asian="italic" style:font-style-complex="italic"/>
    </style:style>
    <style:style style:name="T7" style:family="text">
      <style:text-properties fo:font-style="italic" officeooo:rsid="0004feff" style:font-style-asian="italic" style:font-style-complex="italic"/>
    </style:style>
    <style:style style:name="T8" style:family="text">
      <style:text-properties fo:font-style="italic" fo:font-weight="bold" officeooo:rsid="00037eb1" style:font-style-asian="italic" style:font-weight-asian="bold" style:font-style-complex="italic" style:font-weight-complex="bold"/>
    </style:style>
    <style:style style:name="T9" style:family="text">
      <style:text-properties officeooo:rsid="00037eb1"/>
    </style:style>
    <style:style style:name="T10" style:family="text">
      <style:text-properties officeooo:rsid="0004fe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4feff" style:font-weight-asian="bold" style:font-weight-complex="bold"/>
    </style:style>
    <style:style style:name="T13" style:family="text">
      <style:text-properties fo:font-weight="bold" officeooo:rsid="0007d4c3" style:font-weight-asian="bold" style:font-weight-complex="bold"/>
    </style:style>
    <style:style style:name="T14" style:family="text">
      <style:text-properties fo:font-weight="bold" officeooo:rsid="00479e58" style:font-weight-asian="bold" style:font-weight-complex="bold"/>
    </style:style>
    <style:style style:name="T15" style:family="text">
      <style:text-properties fo:font-weight="bold" officeooo:rsid="004af269" style:font-weight-asian="bold" style:font-weight-complex="bold"/>
    </style:style>
    <style:style style:name="T16" style:family="text">
      <style:text-properties officeooo:rsid="0007d4c3"/>
    </style:style>
    <style:style style:name="T17" style:family="text">
      <style:text-properties officeooo:rsid="00174c1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2fbef" style:font-style-asian="normal" style:font-style-complex="normal"/>
    </style:style>
    <style:style style:name="T20" style:family="text">
      <style:text-properties fo:font-style="normal" officeooo:rsid="00479e58" style:font-style-asian="normal" style:font-style-complex="normal"/>
    </style:style>
    <style:style style:name="T21" style:family="text">
      <style:text-properties fo:font-style="normal" officeooo:rsid="004af269" style:font-style-asian="normal" style:font-style-complex="normal"/>
    </style:style>
    <style:style style:name="T22" style:family="text">
      <style:text-properties fo:font-style="normal" officeooo:rsid="004fcf3f" style:font-style-asian="normal" style:font-style-complex="normal"/>
    </style:style>
    <style:style style:name="T23" style:family="text">
      <style:text-properties officeooo:rsid="0020c357"/>
    </style:style>
    <style:style style:name="T24" style:family="text">
      <style:text-properties fo:color="#000000" style:font-name="Tahoma" fo:font-size="10pt" style:font-size-asian="10pt"/>
    </style:style>
    <style:style style:name="T25" style:family="text">
      <style:text-properties fo:color="#000000" style:font-name="Tahoma" fo:font-size="10pt" officeooo:rsid="004cefa9" style:font-size-asian="10pt"/>
    </style:style>
    <style:style style:name="T26" style:family="text">
      <style:text-properties fo:color="#000000" style:font-name="Tahoma" fo:font-size="10pt" fo:font-style="italic" style:font-size-asian="10pt" style:font-style-asian="italic"/>
    </style:style>
    <style:style style:name="T27" style:family="text">
      <style:text-properties fo:color="#000000" style:font-name="Tahoma" fo:font-size="10pt" fo:background-color="#d4d4d4" loext:char-shading-value="0" style:font-size-asian="10pt"/>
    </style:style>
    <style:style style:name="T28" style:family="text">
      <style:text-properties fo:color="#7f0055" style:font-name="Tahoma" fo:font-size="10pt" fo:font-weight="bold" style:font-size-asian="10pt" style:font-weight-asian="bold"/>
    </style:style>
    <style:style style:name="T29" style:family="text">
      <style:text-properties fo:color="#7f0055" style:font-name="Tahoma" fo:font-size="10pt" fo:font-weight="bold" fo:background-color="#d4d4d4" loext:char-shading-value="0" style:font-size-asian="10pt" style:font-weight-asian="bold"/>
    </style:style>
    <style:style style:name="T30" style:family="text">
      <style:text-properties fo:color="#6a3e3e" style:font-name="Tahoma" fo:font-size="10pt" style:font-size-asian="10pt"/>
    </style:style>
    <style:style style:name="T31" style:family="text">
      <style:text-properties fo:color="#0000c0" style:font-name="Tahoma" fo:font-size="10pt" fo:font-style="italic" fo:font-weight="bold" style:font-size-asian="10pt" style:font-style-asian="italic" style:font-weight-asian="bold"/>
    </style:style>
    <style:style style:name="T32" style:family="text">
      <style:text-properties fo:color="#3f7f5f" style:font-name="Tahoma" fo:font-size="10pt" style:font-size-asian="10pt"/>
    </style:style>
    <style:style style:name="T33" style:family="text">
      <style:text-properties fo:color="#2a00ff" style:font-name="Tahoma" fo:font-size="10pt" style:font-size-asian="10pt"/>
    </style:style>
    <style:style style:name="T34" style:family="text">
      <style:text-properties officeooo:rsid="00368f63"/>
    </style:style>
    <style:style style:name="T35" style:family="text">
      <style:text-properties officeooo:rsid="00397a45"/>
    </style:style>
    <style:style style:name="T36" style:family="text">
      <style:text-properties officeooo:rsid="003ac77c"/>
    </style:style>
    <style:style style:name="T37" style:family="text">
      <style:text-properties officeooo:rsid="003dcb85"/>
    </style:style>
    <style:style style:name="T38" style:family="text">
      <style:text-properties officeooo:rsid="003ff445"/>
    </style:style>
    <style:style style:name="T39" style:family="text">
      <style:text-properties officeooo:rsid="0041273f"/>
    </style:style>
    <style:style style:name="T40" style:family="text">
      <style:text-properties officeooo:rsid="0042fbef"/>
    </style:style>
    <style:style style:name="T41" style:family="text">
      <style:text-properties fo:background-color="#ffff99" loext:char-shading-value="0"/>
    </style:style>
    <style:style style:name="T42" style:family="text">
      <style:text-properties officeooo:rsid="00483ebd" fo:background-color="#ffff99" loext:char-shading-value="0"/>
    </style:style>
    <style:style style:name="T43" style:family="text">
      <style:text-properties officeooo:rsid="0004feff" fo:background-color="#ffff99" loext:char-shading-value="0"/>
    </style:style>
    <style:style style:name="T44" style:family="text">
      <style:text-properties officeooo:rsid="00479e58" fo:background-color="#ffff99" loext:char-shading-value="0"/>
    </style:style>
    <style:style style:name="T45" style:family="text">
      <style:text-properties officeooo:rsid="0045d13b"/>
    </style:style>
    <style:style style:name="T46" style:family="text">
      <style:text-properties officeooo:rsid="00479e58"/>
    </style:style>
    <style:style style:name="T47" style:family="text">
      <style:text-properties officeooo:rsid="00483ebd"/>
    </style:style>
    <style:style style:name="T48" style:family="text">
      <style:text-properties officeooo:rsid="00495470"/>
    </style:style>
    <style:style style:name="T49" style:family="text">
      <style:text-properties officeooo:rsid="004af269"/>
    </style:style>
    <style:style style:name="T50" style:family="text">
      <style:text-properties officeooo:rsid="004bcd68"/>
    </style:style>
    <style:style style:name="T51" style:family="text">
      <style:text-properties officeooo:rsid="004e4f3b"/>
    </style:style>
    <style:style style:name="T52" style:family="text">
      <style:text-properties officeooo:rsid="004f9a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Euler: Problem 401. Sum of squares of divisors.</text:p>
      <text:p text:style-name="P9">Hubert Kauker <text:span text:style-name="T38"><text:date style:data-style-name="N84" text:date-value="2015-11-06T13:27:16.009000288" text:fixed="true">2015-11-06</text:date></text:span></text:p>
      <text:p text:style-name="P1"/>
      <text:p text:style-name="P12">The divisors of 6 are 1, 2, 3, and 6.</text:p>
      <text:p text:style-name="P12">The sum of the squares of these numbers is 1+4+9+36 = 50.</text:p>
      <text:p text:style-name="P12"/>
      <text:p text:style-name="P12">Let <text:span text:style-name="T1">sigma2(n)</text:span> represent the sum of the squares of the divisors of n. Thus <text:span text:style-name="T1">sigma2(6)=50</text:span>.</text:p>
      <text:p text:style-name="P12"/>
      <text:p text:style-name="P14">Let <text:span text:style-name="T1">SIGMA2</text:span> represent the summatory function of <text:span text:style-name="T1">sigma2</text:span>, <text:span text:style-name="T35">that is </text:span></text:p>
      <text:p text:style-name="P15"><text:span text:style-name="T2">S</text:span><text:span text:style-name="T1">IGMA2(n)</text:span> =<draw:frame draw:style-name="fr1" draw:name="Objekt3" text:anchor-type="as-char" svg:y="-0.713cm" svg:width="2.528cm" svg:height="1.139cm" draw:z-index="4"><draw:object xlink:href="./Object 4" xlink:type="simple" xlink:show="embed" xlink:actuate="onLoad"/><draw:image xlink:href="./ObjectReplacements/Object 4" xlink:type="simple" xlink:show="embed" xlink:actuate="onLoad"/></draw:frame>.</text:p>
      <text:p text:style-name="P12">The first 6 values of <text:span text:style-name="T1">SIGMA2</text:span> are 1, 6, 16, 37, 63, and 113.</text:p>
      <text:p text:style-name="P12"/>
      <text:p text:style-name="P12">Find <text:span text:style-name="T1"><draw:frame draw:style-name="fr1" draw:name="Objekt5" text:anchor-type="as-char" svg:y="-0.437cm" svg:width="2.798cm" svg:height="0.545cm" draw:z-index="5"><draw:object xlink:href="./Object 5" xlink:type="simple" xlink:show="embed" xlink:actuate="onLoad"/><draw:image xlink:href="./ObjectReplacements/Object 5" xlink:type="simple" xlink:show="embed" xlink:actuate="onLoad"/></draw:frame></text:span> modulo <draw:frame draw:style-name="fr1" draw:name="Objekt6" text:anchor-type="as-char" svg:y="-0.437cm" svg:width="0.762cm" svg:height="0.529cm" draw:z-index="0"><draw:object xlink:href="./Object 6" xlink:type="simple" xlink:show="embed" xlink:actuate="onLoad"/><draw:image xlink:href="./ObjectReplacements/Object 6" xlink:type="simple" xlink:show="embed" xlink:actuate="onLoad"/><svg:desc>Formel</svg:desc></draw:frame>.</text:p>
      <text:p text:style-name="P35">https://projecteuler.net/problem=401</text:p>
      <text:p text:style-name="P1"/>
      <text:p text:style-name="P2"><text:span text:style-name="T9">We have </text:span><text:span text:style-name="T9"><draw:frame draw:style-name="fr1" draw:name="Objekt4" text:anchor-type="as-char" svg:y="-0.713cm" svg:width="4.32cm" svg:height="1.14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</text:span></text:p>
      <text:p text:style-name="P2"/>
      <text:p text:style-name="P1">A first brute-force attempt <text:span text:style-name="T23">(without taking the modulus)</text:span> might be the following Java function:</text:p>
      <text:p text:style-name="P1"/>
      <text:p text:style-name="P12"><text:span text:style-name="T11">static long</text:span> SIGMA2(<text:span text:style-name="T11">long</text:span> n) {</text:p>
      <text:p text:style-name="P12"><text:tab/><text:tab/><text:span text:style-name="T11">long</text:span> sum = 0;</text:p>
      <text:p text:style-name="P12"><text:tab/><text:tab/><text:span text:style-name="T11">for</text:span>( <text:span text:style-name="T11">long</text:span> i=1; i &lt;= n; i++) {</text:p>
      <text:p text:style-name="P12"><text:tab/><text:tab/><text:tab/><text:span text:style-name="T11">for</text:span>( <text:span text:style-name="T11">long</text:span> d=1; d &lt;= i; d++) {</text:p>
      <text:p text:style-name="P12"><text:tab/><text:tab/><text:tab/><text:tab/><text:span text:style-name="T11">if</text:span>( i % d == 0 ) sum = sum + d*<text:span text:style-name="T10">d</text:span>;</text:p>
      <text:p text:style-name="P12"><text:tab/><text:tab/><text:tab/>}</text:p>
      <text:p text:style-name="P12"><text:tab/><text:tab/>}</text:p>
      <text:p text:style-name="P12"><text:tab/><text:tab/><text:span text:style-name="T12">return</text:span><text:span text:style-name="T10"> sum;</text:span></text:p>
      <text:p text:style-name="P12">}</text:p>
      <text:p text:style-name="P20"/>
      <text:p text:style-name="P4">This implementation has runtime complexity of <draw:frame draw:style-name="fr1" draw:name="Objekt1" text:anchor-type="as-char" svg:y="-0.437cm" svg:width="1.215cm" svg:height="0.545cm" draw:z-index="2"><draw:object xlink:href="./Object 1" xlink:type="simple" xlink:show="embed" xlink:actuate="onLoad"/><draw:image xlink:href="./ObjectReplacements/Object 1" xlink:type="simple" xlink:show="embed" xlink:actuate="onLoad"/><svg:desc>Formel</svg:desc></draw:frame>, which <text:span text:style-name="T17">is bad for computation.</text:span></text:p>
      <text:p text:style-name="P4"/>
      <text:p text:style-name="P6">It is easy to see why the program runs so long: <text:span text:style-name="T40">we are doing too many operations repeatedly throwing away a lot of valuable information on the way.</text:span></text:p>
      <text:p text:style-name="P6"/>
      <text:p text:style-name="P6"><text:span text:style-name="T36">The divisors of </text:span><text:span text:style-name="T3">i </text:span><text:span text:style-name="T36">actually come in pairs </text:span></text:p>
      <text:p text:style-name="P5"/>
      <text:p text:style-name="P7"><draw:frame draw:style-name="fr1" draw:name="Objekt15" text:anchor-type="as-char" svg:y="-0.415cm" svg:width="10.021cm" svg:height="0.52cm" draw:z-index="6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10"><text:span text:style-name="T40">Our original method is to </text:span>check each <text:span text:style-name="T1">d=1, …, i</text:span> for <text:span text:style-name="T1">(d|i)</text:span> and add just <draw:frame draw:style-name="fr1" draw:name="Objekt16" text:anchor-type="as-char" svg:y="-0.437cm" svg:width="0.57cm" svg:height="0.527cm" draw:z-index="7"><draw:object xlink:href="./Object 17" xlink:type="simple" xlink:show="embed" xlink:actuate="onLoad"/><draw:image xlink:href="./ObjectReplacements/Object 17" xlink:type="simple" xlink:show="embed" xlink:actuate="onLoad"/></draw:frame>when we find a divisor, <text:span text:style-name="T40">f</text:span>orgetting the complementary factor <text:span text:style-name="T1">i/d.</text:span></text:p>
      <text:p text:style-name="P10"><text:span text:style-name="T19">Instead, </text:span>we <text:s/>restrict ourselves <text:span text:style-name="T40">now</text:span> to check<draw:frame draw:style-name="fr1" draw:name="Objekt2" text:anchor-type="as-char" svg:y="-0.415cm" svg:width="2.335cm" svg:height="0.519cm" draw:z-index="8"><draw:object xlink:href="./Object 3" xlink:type="simple" xlink:show="embed" xlink:actuate="onLoad"/><draw:image xlink:href="./ObjectReplacements/Object 3" xlink:type="simple" xlink:show="embed" xlink:actuate="onLoad"/><svg:desc>Formel</svg:desc></draw:frame>only, and then add <draw:frame draw:style-name="fr1" draw:name="Objekt17" text:anchor-type="as-char" svg:y="-0.437cm" svg:width="1.829cm" svg:height="0.543cm" draw:z-index="9"><draw:object xlink:href="./Object 18" xlink:type="simple" xlink:show="embed" xlink:actuate="onLoad"/><draw:image xlink:href="./ObjectReplacements/Object 18" xlink:type="simple" xlink:show="embed" xlink:actuate="onLoad"/></draw:frame>at the same time. <text:span text:style-name="T40">This </text:span>makes efficient use of the complementary factor, too. </text:p>
      <text:p text:style-name="P10"/>
      <text:p text:style-name="P10"><text:span text:style-name="T40">Attention: when </text:span><text:span text:style-name="T4">i=d*d</text:span><text:span text:style-name="T16"> happens to be an exact square, then the divisor </text:span><text:span text:style-name="T4">d</text:span><text:span text:style-name="T16"> and its complementary factor are the same, so </text:span>we must only add<text:span text:style-name="T16"> </text:span><text:span text:style-name="T4">d*d</text:span><text:span text:style-name="T16"> alone.</text:span></text:p>
      <text:p text:style-name="P11"/>
      <text:p text:style-name="P75">So our modified algorithm might look like this.</text:p>
      <text:p text:style-name="P3"/>
      <text:p text:style-name="P13"><text:span text:style-name="T11">static long</text:span> SIGMA2(<text:span text:style-name="T11">long</text:span> n) {</text:p>
      <text:p text:style-name="P13"><text:tab/><text:tab/><text:span text:style-name="T11">long</text:span> sum = 0;</text:p>
      <text:p text:style-name="P13"/>
      <text:p text:style-name="P13"><text:tab/><text:tab/><text:span text:style-name="T11">for</text:span>( <text:span text:style-name="T11">long</text:span> i=1; i &lt;= n; i++) {</text:p>
      <text:p text:style-name="P30"><text:tab/><text:tab/><text:tab/><text:span text:style-name="T13">long</text:span><text:span text:style-name="T16"> sqrt = (</text:span><text:span text:style-name="T13">long</text:span><text:span text:style-name="T16">) Math.floor( Math.sqrt( i ) );</text:span></text:p>
      <text:p text:style-name="P30"><text:tab/><text:tab/><text:tab/><text:span text:style-name="T11">for</text:span>( <text:span text:style-name="T11">long</text:span> d=1; d &lt;<text:span text:style-name="T37">=</text:span> <text:span text:style-name="T16">sqrt</text:span>; d++) {</text:p>
      <text:p text:style-name="P30"><text:tab/><text:tab/><text:tab/><text:tab/><text:span text:style-name="T11">if</text:span>( i % d == 0 ) sum = sum + d*<text:span text:style-name="T10">d + (i/d)*(i/d);</text:span></text:p>
      <text:p text:style-name="P30"><text:tab/><text:tab/><text:tab/>}</text:p>
      <text:p text:style-name="P30"/>
      <text:p text:style-name="P30"><text:tab/><text:tab/><text:tab/><text:span text:style-name="T37">if( sqrt*sqrt == i ) sum = sum – i;</text:span></text:p>
      <text:p text:style-name="P13"><text:tab/><text:tab/>}</text:p>
      <text:p text:style-name="P13"/>
      <text:p text:style-name="P13"><text:tab/><text:tab/><text:span text:style-name="T12">return</text:span><text:span text:style-name="T10"> sum;</text:span></text:p>
      <text:p text:style-name="P13">}</text:p>
      <text:p text:style-name="P21"/>
      <text:p text:style-name="P36">This improves our runtime complexity slightly to <draw:frame draw:style-name="fr1" draw:name="Objekt8" text:anchor-type="as-char" svg:y="-0.415cm" svg:width="1.843cm" svg:height="0.52cm" draw:z-index="3"><draw:object xlink:href="./Object 8" xlink:type="simple" xlink:show="embed" xlink:actuate="onLoad"/><draw:image xlink:href="./ObjectReplacements/Object 8" xlink:type="simple" xlink:show="embed" xlink:actuate="onLoad"/><svg:desc>Formel</svg:desc></draw:frame>, <text:span text:style-name="T34">not good enough.</text:span></text:p>
      <text:p text:style-name="P52">We shall give successive refactorings of the algorithm now. The first change is extracting the last part of the <text:span text:style-name="T52">outer</text:span> loop into its own loop.</text:p>
      <text:p text:style-name="P52"/>
      <text:p text:style-name="P42"/>
      <text:p text:style-name="P16"><text:span text:style-name="T11">static long</text:span> SIGMA2(<text:span text:style-name="T11">long</text:span> n) {</text:p>
      <text:p text:style-name="P16"><text:tab/><text:tab/><text:span text:style-name="T11">long</text:span> sum = 0;</text:p>
      <text:p text:style-name="P16"/>
      <text:p text:style-name="P16"><text:tab/><text:tab/><text:span text:style-name="T11">for</text:span>( <text:span text:style-name="T11">long</text:span> i=1; i &lt;= n; i++) {</text:p>
      <text:p text:style-name="P16"><text:tab/><text:tab/><text:tab/><text:span text:style-name="T13">long</text:span><text:span text:style-name="T16"> sqrt = (</text:span><text:span text:style-name="T13">long</text:span><text:span text:style-name="T16">) Math.floor( Math.sqrt( i ) );</text:span></text:p>
      <text:p text:style-name="P16"><text:tab/><text:tab/><text:tab/><text:span text:style-name="T11">for</text:span>( <text:span text:style-name="T11">long</text:span> d=1; d &lt;<text:span text:style-name="T37">=</text:span> <text:span text:style-name="T16">sqrt</text:span>; d++) {</text:p>
      <text:p text:style-name="P16"><text:tab/><text:tab/><text:tab/><text:tab/><text:span text:style-name="T11">if</text:span>( i % d == 0 ) sum = sum + d*<text:span text:style-name="T10">d + (i/d)*(i/d);</text:span></text:p>
      <text:p text:style-name="P16"><text:tab/><text:tab/><text:tab/>}</text:p>
      <text:p text:style-name="P16"><text:tab/><text:tab/>}</text:p>
      <text:p text:style-name="P16"/>
      <text:p text:style-name="P23"><text:tab/><text:tab/><text:span text:style-name="T11">for</text:span>( <text:span text:style-name="T11">long</text:span> i=1; i &lt;= n; i++) {</text:p>
      <text:p text:style-name="P29"><text:tab/><text:tab/><text:tab/><text:span text:style-name="T13">long</text:span><text:span text:style-name="T16"> sqrt = (</text:span><text:span text:style-name="T13">long</text:span><text:span text:style-name="T16">) Math.floor( Math.sqrt( i ) );</text:span></text:p>
      <text:p text:style-name="P29"><text:tab/><text:tab/><text:tab/><text:span text:style-name="T37">if( sqrt*sqrt == i ) sum = sum – i;</text:span></text:p>
      <text:p text:style-name="P23"><text:tab/><text:tab/>}</text:p>
      <text:p text:style-name="P22"/>
      <text:p text:style-name="P16"><text:tab/><text:tab/><text:span text:style-name="T12">return</text:span><text:span text:style-name="T10"> sum;</text:span></text:p>
      <text:p text:style-name="P16">}</text:p>
      <text:p text:style-name="P38"/>
      <text:p text:style-name="P52"/>
      <text:p text:style-name="P72">We now replace the second loop by an equivalent one which requires computing the square root only once and does not require the <text:span text:style-name="T1">if</text:span> condition.</text:p>
      <text:p text:style-name="P39"/>
      <text:p text:style-name="P16"><text:span text:style-name="T11">static long</text:span> SIGMA2(<text:span text:style-name="T11">long</text:span> n) {</text:p>
      <text:p text:style-name="P16"><text:tab/><text:tab/><text:span text:style-name="T11">long</text:span> sum = 0;</text:p>
      <text:p text:style-name="P16"/>
      <text:p text:style-name="P16"><text:tab/><text:tab/><text:span text:style-name="T11">for</text:span>( <text:span text:style-name="T11">long</text:span> i=1; i &lt;= n; i++) {</text:p>
      <text:p text:style-name="P16"><text:tab/><text:tab/><text:tab/><text:span text:style-name="T13">long</text:span><text:span text:style-name="T16"> sqrt = (</text:span><text:span text:style-name="T13">long</text:span><text:span text:style-name="T16">) Math.floor( Math.sqrt( i ) );</text:span></text:p>
      <text:p text:style-name="P16"><text:tab/><text:tab/><text:tab/><text:span text:style-name="T11">for</text:span>( <text:span text:style-name="T11">long</text:span> d=1; d &lt;<text:span text:style-name="T37">=</text:span> <text:span text:style-name="T16">sqrt</text:span>; d++) {</text:p>
      <text:p text:style-name="P16"><text:tab/><text:tab/><text:tab/><text:tab/><text:span text:style-name="T11">if</text:span>( i % d == 0 ) sum = sum + d*<text:span text:style-name="T10">d + (i/d)*(i/d);</text:span></text:p>
      <text:p text:style-name="P16"><text:tab/><text:tab/><text:tab/>}</text:p>
      <text:p text:style-name="P16"><text:tab/><text:tab/>}</text:p>
      <text:p text:style-name="P16"/>
      <text:p text:style-name="P29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9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29"><text:tab/><text:tab/><text:tab/><text:span text:style-name="T39">sum = sum – k*k;</text:span></text:p>
      <text:p text:style-name="P29"><text:tab/><text:tab/>}</text:p>
      <text:p text:style-name="P29"/>
      <text:p text:style-name="P16"><text:tab/><text:tab/><text:span text:style-name="T12">return</text:span><text:span text:style-name="T10"> sum;</text:span></text:p>
      <text:p text:style-name="P16">}</text:p>
      <text:p text:style-name="P38"/>
      <text:p text:style-name="P37">We now invert <text:span text:style-name="T40">summation in our first loop.</text:span></text:p>
      <text:p text:style-name="P39"/>
      <text:p text:style-name="P16"><text:span text:style-name="T11">static long</text:span> SIGMA2(<text:span text:style-name="T11">long</text:span> n) {</text:p>
      <text:p text:style-name="P17"><text:tab/><text:tab/><text:span text:style-name="T11">long</text:span> sum = 0;</text:p>
      <text:p text:style-name="P17"/>
      <text:p text:style-name="P28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9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9"><text:tab/><text:tab/><text:tab/><text:span text:style-name="T11">for</text:span>( <text:span text:style-name="T11">long</text:span> <text:span text:style-name="T40">i</text:span>=<text:span text:style-name="T40">d*d</text:span>; <text:span text:style-name="T45">i</text:span> &lt;<text:span text:style-name="T37">=</text:span> <text:span text:style-name="T40">n</text:span>; <text:span text:style-name="T40">i</text:span>++) {</text:p>
      <text:p text:style-name="P29"><text:tab/><text:tab/><text:tab/><text:tab/><text:span text:style-name="T11">if</text:span>( i % d == 0 ) sum = sum + d*<text:span text:style-name="T10">d + (i/d)*(i/d);</text:span></text:p>
      <text:p text:style-name="P29"><text:tab/><text:tab/><text:tab/>}</text:p>
      <text:p text:style-name="P29"><text:tab/><text:tab/>}</text:p>
      <text:p text:style-name="P29"/>
      <text:p text:style-name="P16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16"><text:tab/><text:tab/><text:tab/><text:span text:style-name="T39">sum = sum – k*k;</text:span></text:p>
      <text:p text:style-name="P16"><text:tab/><text:tab/>}</text:p>
      <text:p text:style-name="P16"/>
      <text:p text:style-name="P16"><text:tab/><text:tab/><text:span text:style-name="T12">return</text:span><text:span text:style-name="T10"> sum;</text:span></text:p>
      <text:p text:style-name="P16">}</text:p>
      <text:p text:style-name="P52"/>
      <text:p text:style-name="P55">Since inversion of nested loops is not very common, let us give its justification. It is all based on the equivalence</text:p>
      <text:p text:style-name="P55"/>
      <text:p text:style-name="P56"><draw:frame draw:style-name="fr1" draw:name="Objekt11" text:anchor-type="as-char" svg:y="-0.891cm" svg:width="4.882cm" svg:height="1.603cm" draw:z-index="10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55"/>
      <text:p text:style-name="P57">We now look at the inner loop <text:span text:style-name="T8">for</text:span><text:span text:style-name="T5">( </text:span><text:span text:style-name="T8">long</text:span><text:span text:style-name="T5"> i=d*d; </text:span><text:span text:style-name="T1">i</text:span><text:span text:style-name="T5"> &lt;= n; i++)</text:span><text:span text:style-name="T9"> </text:span>and divide each <text:span text:style-name="T1">i</text:span> by <text:span text:style-name="T1">d</text:span> giving q and remainder <text:span text:style-name="T1">r</text:span>. We „usually“ have (for small <text:span text:style-name="T1">i</text:span><text:span text:style-name="T18">)</text:span><text:span text:style-name="T1"> </text:span><draw:frame draw:style-name="fr1" draw:name="Objekt7" text:anchor-type="as-char" svg:y="-0.377cm" svg:width="4.309cm" svg:height="0.483cm" draw:z-index="12"><draw:object xlink:href="./Object 10" xlink:type="simple" xlink:show="embed" xlink:actuate="onLoad"/><draw:image xlink:href="./ObjectReplacements/Object 10" xlink:type="simple" xlink:show="embed" xlink:actuate="onLoad"/></draw:frame>but for <text:span text:style-name="T1">i </text:span><text:span text:style-name="T18">approaching</text:span><text:span text:style-name="T1"> n </text:span><text:span text:style-name="T18">we have </text:span><text:span text:style-name="T18"><draw:frame draw:style-name="fr1" draw:name="Objekt9" text:anchor-type="as-char" svg:y="-0.377cm" svg:width="4.919cm" svg:height="0.483cm" draw:z-index="13"><draw:object xlink:href="./Object 11" xlink:type="simple" xlink:show="embed" xlink:actuate="onLoad"/><draw:image xlink:href="./ObjectReplacements/Object 11" xlink:type="simple" xlink:show="embed" xlink:actuate="onLoad"/><svg:desc>Formel</svg:desc></draw:frame></text:span><text:span text:style-name="T18">. To sum up:</text:span></text:p>
      <text:p text:style-name="P57"/>
      <text:p text:style-name="P58"><draw:frame draw:style-name="fr1" draw:name="Objekt28" text:anchor-type="as-char" svg:y="-0.437cm" svg:width="17.688cm" svg:height="0.545cm" draw:z-index="11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74">This allows us to write the inner loop as two more nested loops like this.</text:p>
      <text:p text:style-name="P40"/>
      <text:p text:style-name="P18"><text:span text:style-name="T11">static long</text:span> SIGMA2(<text:span text:style-name="T11">long</text:span> n) {</text:p>
      <text:p text:style-name="P18"><text:tab/><text:tab/><text:span text:style-name="T11">long</text:span> sum = 0;</text:p>
      <text:p text:style-name="P18"/>
      <text:p text:style-name="P24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4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31"><text:tab/><text:tab/><text:tab/><text:span text:style-name="T14">long</text:span><text:span text:style-name="T46"> n_by_d = Math.floor(n/d);</text:span></text:p>
      <text:p text:style-name="P31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 <text:span text:style-name="T46">n_by_d</text:span> ; <text:span text:style-name="T46">q</text:span>++) {</text:p>
      <text:p text:style-name="P31"><text:tab/><text:tab/><text:tab/><text:tab/><text:span text:style-name="T11">for</text:span>( <text:span text:style-name="T11">long</text:span> <text:span text:style-name="T46">r</text:span>=<text:span text:style-name="T46">0</text:span>; <text:span text:style-name="T46">r</text:span> &lt; <text:span text:style-name="T46">d</text:span>; <text:span text:style-name="T46">r</text:span>++) {</text:p>
      <text:p text:style-name="P31"><text:tab/><text:tab/><text:tab/><text:tab/><text:tab/><text:span text:style-name="T14">long</text:span><text:span text:style-name="T46"> i = d*q + r;</text:span></text:p>
      <text:p text:style-name="P31"><text:tab/><text:tab/><text:tab/><text:tab/><text:tab/><text:span text:style-name="T11">if</text:span>( i % d == 0 ) sum = sum + d*<text:span text:style-name="T10">d + (i/d)*(i/d);</text:span></text:p>
      <text:p text:style-name="P31"><text:tab/><text:tab/><text:tab/><text:tab/><text:span text:style-name="T46">}</text:span></text:p>
      <text:p text:style-name="P31"><text:tab/><text:tab/><text:tab/><text:span text:style-name="T46">}</text:span></text:p>
      <text:p text:style-name="P31"><text:tab/><text:tab/><text:tab/><text:span text:style-name="T14">long</text:span><text:span text:style-name="T46"> q = n_by_d;</text:span></text:p>
      <text:p text:style-name="P31"><text:tab/><text:tab/><text:tab/><text:span text:style-name="T11">for</text:span>( <text:span text:style-name="T11">long</text:span> <text:span text:style-name="T46">r</text:span>=<text:span text:style-name="T46">0</text:span>; <text:span text:style-name="T46">r</text:span> &lt;<text:span text:style-name="T46">=</text:span> <text:span text:style-name="T46">n-d*q</text:span>; <text:span text:style-name="T46">r</text:span>++) {</text:p>
      <text:p text:style-name="P31"><text:tab/><text:tab/><text:tab/><text:tab/><text:span text:style-name="T14">long</text:span><text:span text:style-name="T46"> i = d*q + r; </text:span></text:p>
      <text:p text:style-name="P31"><text:tab/><text:tab/><text:tab/><text:tab/><text:span text:style-name="T11">if</text:span>( i % d == 0 ) sum = sum + d*<text:span text:style-name="T10">d + (i/d)*(i/d);</text:span></text:p>
      <text:p text:style-name="P31"><text:tab/><text:tab/><text:tab/><text:span text:style-name="T46">}</text:span></text:p>
      <text:p text:style-name="P24"><text:tab/><text:tab/>}</text:p>
      <text:p text:style-name="P31"/>
      <text:p text:style-name="P18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18"><text:tab/><text:tab/><text:tab/><text:span text:style-name="T39">sum = sum – k*k;</text:span></text:p>
      <text:p text:style-name="P18"><text:tab/><text:tab/>}</text:p>
      <text:p text:style-name="P18"/>
      <text:p text:style-name="P18"><text:tab/><text:tab/><text:span text:style-name="T12">return</text:span><text:span text:style-name="T10"> sum;</text:span></text:p>
      <text:p text:style-name="P18">}</text:p>
      <text:p text:style-name="P43"/>
      <text:p text:style-name="P53"><text:span text:style-name="T46">In the innermost loop we clearly have </text:span><text:span text:style-name="T6">i%d = r. </text:span><text:span text:style-name="T20">So we are able to simplify again.</text:span></text:p>
      <text:p text:style-name="P53"/>
      <text:p text:style-name="P18"><text:span text:style-name="T11">static long</text:span> SIGMA2(<text:span text:style-name="T11">long</text:span> n) {</text:p>
      <text:p text:style-name="P18"><text:tab/><text:tab/><text:span text:style-name="T11">long</text:span> sum = 0;</text:p>
      <text:p text:style-name="P24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4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4"><text:tab/><text:tab/><text:tab/><text:span text:style-name="T14">long</text:span><text:span text:style-name="T46"> n_by_d = Math.floor(n/d);</text:span></text:p>
      <text:p text:style-name="P25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 <text:span text:style-name="T46">n_by_d</text:span> ; <text:span text:style-name="T46">q</text:span>++) {</text:p>
      <text:p text:style-name="P25"><text:tab/><text:tab/><text:tab/><text:tab/><text:span text:style-name="T11">for</text:span>( <text:span text:style-name="T11">long</text:span> <text:span text:style-name="T46">r</text:span>=<text:span text:style-name="T46">0</text:span>; <text:span text:style-name="T46">r</text:span> &lt; <text:span text:style-name="T46">d</text:span>; <text:span text:style-name="T46">r</text:span>++) {</text:p>
      <text:p text:style-name="P25"><text:tab/><text:tab/><text:tab/><text:tab/><text:tab/><text:span text:style-name="T14">long</text:span><text:span text:style-name="T46"> i = d*q + r;</text:span></text:p>
      <text:p text:style-name="P25"><text:tab/><text:tab/><text:tab/><text:tab/><text:tab/><text:span text:style-name="T11">if</text:span>( <text:span text:style-name="T42">r</text:span><text:span text:style-name="T41"> == 0</text:span> ) sum = sum + d*<text:span text:style-name="T10">d + (i/d)*(i/d);</text:span></text:p>
      <text:p text:style-name="P25"><text:tab/><text:tab/><text:tab/><text:tab/><text:span text:style-name="T46">}</text:span></text:p>
      <text:p text:style-name="P25"><text:tab/><text:tab/><text:tab/><text:span text:style-name="T46">}</text:span></text:p>
      <text:p text:style-name="P25"><text:tab/><text:tab/><text:tab/><text:span text:style-name="T14">long</text:span><text:span text:style-name="T46"> q = n_by_d;</text:span></text:p>
      <text:p text:style-name="P25"><text:tab/><text:tab/><text:tab/><text:span text:style-name="T11">for</text:span>( <text:span text:style-name="T11">long</text:span> <text:span text:style-name="T46">r</text:span>=<text:span text:style-name="T46">0</text:span>; <text:span text:style-name="T46">r</text:span> &lt;<text:span text:style-name="T46">=</text:span> <text:span text:style-name="T46">n-d*q</text:span>; <text:span text:style-name="T46">r</text:span>++) {</text:p>
      <text:p text:style-name="P25"><text:tab/><text:tab/><text:tab/><text:tab/><text:span text:style-name="T14">long</text:span><text:span text:style-name="T46"> i = d*q + r; </text:span></text:p>
      <text:p text:style-name="P25"><text:tab/><text:tab/><text:tab/><text:tab/><text:span text:style-name="T11">if</text:span>( <text:span text:style-name="T42">r</text:span><text:span text:style-name="T41"> == 0</text:span> ) sum = sum + d*<text:span text:style-name="T10">d + (i/d)*(i/d);</text:span></text:p>
      <text:p text:style-name="P25"><text:tab/><text:tab/><text:tab/><text:span text:style-name="T46">}</text:span></text:p>
      <text:p text:style-name="P25"><text:tab/><text:tab/>}</text:p>
      <text:p text:style-name="P31"/>
      <text:p text:style-name="P18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18"><text:tab/><text:tab/><text:tab/><text:span text:style-name="T39">sum = sum – k*k;</text:span></text:p>
      <text:p text:style-name="P18"><text:tab/><text:tab/>}</text:p>
      <text:p text:style-name="P18"><text:tab/><text:tab/><text:span text:style-name="T12">return</text:span><text:span text:style-name="T10"> sum;</text:span></text:p>
      <text:p text:style-name="P18">}</text:p>
      <text:p text:style-name="P43"><text:soft-page-break/></text:p>
      <text:p text:style-name="P62"><text:span text:style-name="T20">A</text:span><text:span text:style-name="T18">nd this makes the deepest nested loops superfluous.</text:span></text:p>
      <text:p text:style-name="P54"/>
      <text:p text:style-name="P19"><text:span text:style-name="T11">static long</text:span> SIGMA2(<text:span text:style-name="T11">long</text:span> n) {</text:p>
      <text:p text:style-name="P19"><text:tab/><text:tab/><text:span text:style-name="T11">long</text:span> sum = 0;</text:p>
      <text:p text:style-name="P25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5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5"><text:tab/><text:tab/><text:tab/><text:span text:style-name="T14">long</text:span><text:span text:style-name="T46"> n_by_d = Math.floor(n/d);</text:span></text:p>
      <text:p text:style-name="P25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 <text:span text:style-name="T46">n_by_d</text:span> ; <text:span text:style-name="T46">q</text:span>++) {</text:p>
      <text:p text:style-name="P32"><text:tab/><text:tab/><text:tab/><text:tab/><text:span text:style-name="T14">long</text:span><text:span text:style-name="T46"> i = d*q;</text:span></text:p>
      <text:p text:style-name="P32"><text:tab/><text:tab/><text:tab/><text:tab/>sum = sum + d*<text:span text:style-name="T10">d + (i/d)*(i/d);</text:span></text:p>
      <text:p text:style-name="P25"><text:tab/><text:tab/><text:tab/><text:span text:style-name="T46">}</text:span></text:p>
      <text:p text:style-name="P25"><text:tab/><text:tab/><text:tab/><text:span text:style-name="T14">long</text:span><text:span text:style-name="T46"> q = n_by_d;</text:span></text:p>
      <text:p text:style-name="P32"><text:tab/><text:tab/><text:tab/><text:span text:style-name="T14">long</text:span><text:span text:style-name="T46"> i = d*q;</text:span></text:p>
      <text:p text:style-name="P32"><text:tab/><text:tab/><text:tab/>sum = sum + d*<text:span text:style-name="T10">d + (i/d)*(i/d);</text:span></text:p>
      <text:p text:style-name="P25"><text:tab/><text:tab/>}</text:p>
      <text:p text:style-name="P25"/>
      <text:p text:style-name="P25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25"><text:tab/><text:tab/><text:tab/><text:span text:style-name="T39">sum = sum – k*k;</text:span></text:p>
      <text:p text:style-name="P25"><text:tab/><text:tab/>}</text:p>
      <text:p text:style-name="P25"><text:tab/><text:tab/><text:span text:style-name="T12">return</text:span><text:span text:style-name="T10"> sum;</text:span></text:p>
      <text:p text:style-name="P25">}</text:p>
      <text:p text:style-name="P44"/>
      <text:p text:style-name="P68">Which gives:</text:p>
      <text:p text:style-name="P60"/>
      <text:p text:style-name="P25"><text:span text:style-name="T11">static long</text:span> SIGMA2(<text:span text:style-name="T11">long</text:span> n) {</text:p>
      <text:p text:style-name="P25"><text:tab/><text:tab/><text:span text:style-name="T11">long</text:span> sum = 0;</text:p>
      <text:p text:style-name="P25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5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5"><text:tab/><text:tab/><text:tab/><text:span text:style-name="T14">long</text:span><text:span text:style-name="T46"> n_by_d = Math.floor(n/d);</text:span></text:p>
      <text:p text:style-name="P25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 <text:span text:style-name="T46">n_by_d</text:span> ; <text:span text:style-name="T46">q</text:span>++) {</text:p>
      <text:p text:style-name="P25"><text:tab/><text:tab/><text:tab/><text:tab/>sum = sum + d*<text:span text:style-name="T10">d + (</text:span><text:span text:style-name="T43">d*q</text:span><text:span text:style-name="T10">/d)*(</text:span><text:span text:style-name="T43">d*q</text:span><text:span text:style-name="T10">/d);</text:span></text:p>
      <text:p text:style-name="P25"><text:tab/><text:tab/><text:tab/><text:span text:style-name="T46">}</text:span></text:p>
      <text:p text:style-name="P25"><text:tab/><text:tab/><text:tab/>sum = sum + d*<text:span text:style-name="T10">d + (</text:span><text:span text:style-name="T43">d*n_by_d</text:span><text:span text:style-name="T10">/d)*(</text:span><text:span text:style-name="T43">d*n_by_d</text:span><text:span text:style-name="T10">/d);</text:span></text:p>
      <text:p text:style-name="P25"><text:tab/><text:tab/>}</text:p>
      <text:p text:style-name="P25"/>
      <text:p text:style-name="P25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25"><text:tab/><text:tab/><text:tab/><text:span text:style-name="T39">sum = sum – k*k;</text:span></text:p>
      <text:p text:style-name="P25"><text:tab/><text:tab/>}</text:p>
      <text:p text:style-name="P25"><text:tab/><text:tab/><text:span text:style-name="T12">return</text:span><text:span text:style-name="T10"> sum;</text:span></text:p>
      <text:p text:style-name="P25">}</text:p>
      <text:p text:style-name="P44"/>
      <text:p text:style-name="P68">Which finally gives us two nice nested loops again.</text:p>
      <text:p text:style-name="P60"/>
      <text:p text:style-name="P25"><text:span text:style-name="T11">static long</text:span> SIGMA2(<text:span text:style-name="T11">long</text:span> n) {</text:p>
      <text:p text:style-name="P25"><text:tab/><text:tab/><text:span text:style-name="T11">long</text:span> sum = 0;</text:p>
      <text:p text:style-name="P25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5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5"><text:tab/><text:tab/><text:tab/><text:span text:style-name="T14">long</text:span><text:span text:style-name="T46"> n_by_d = Math.floor(n/d);</text:span></text:p>
      <text:p text:style-name="P25"><text:tab/><text:tab/><text:tab/><text:span text:style-name="T11">for</text:span>( <text:span text:style-name="T11">long</text:span> <text:span text:style-name="T46">q</text:span>=<text:span text:style-name="T40">d</text:span>; <text:span text:style-name="T44">q</text:span><text:span text:style-name="T41"> &lt;</text:span><text:span text:style-name="T42">=</text:span><text:span text:style-name="T41"> </text:span><text:span text:style-name="T44">n_by_d</text:span> ; <text:span text:style-name="T46">q</text:span>++) {</text:p>
      <text:p text:style-name="P25"><text:tab/><text:tab/><text:tab/><text:tab/>sum = sum + d*<text:span text:style-name="T10">d + </text:span><text:span text:style-name="T43">q*q</text:span><text:span text:style-name="T10">;</text:span></text:p>
      <text:p text:style-name="P25"><text:tab/><text:tab/><text:tab/><text:span text:style-name="T46">}</text:span></text:p>
      <text:p text:style-name="P25"><text:tab/><text:tab/>}</text:p>
      <text:p text:style-name="P25"><text:soft-page-break/></text:p>
      <text:p text:style-name="P25"><text:tab/><text:tab/><text:span text:style-name="T11">for</text:span>( <text:span text:style-name="T11">long</text:span> <text:span text:style-name="T39">k</text:span>=1; i &lt;= <text:span text:style-name="T39">sqrtN</text:span>; <text:span text:style-name="T39">k</text:span>++) {</text:p>
      <text:p text:style-name="P25"><text:tab/><text:tab/><text:tab/><text:span text:style-name="T39">sum = sum – k*k;</text:span></text:p>
      <text:p text:style-name="P25"><text:tab/><text:tab/>}</text:p>
      <text:p text:style-name="P25"><text:tab/><text:tab/><text:span text:style-name="T12">return</text:span><text:span text:style-name="T10"> sum;</text:span></text:p>
      <text:p text:style-name="P25">}</text:p>
      <text:p text:style-name="P44"/>
      <text:p text:style-name="P59"><text:span text:style-name="T18">Let us change the loop variable </text:span><text:span text:style-name="T1">k</text:span><text:span text:style-name="T18"> into </text:span><text:span text:style-name="T1">d</text:span><text:span text:style-name="T18"> in the last loop and merge this loop with the preceding one.</text:span></text:p>
      <text:p text:style-name="P60"/>
      <text:p text:style-name="P25"><text:span text:style-name="T11">static long</text:span> SIGMA2(<text:span text:style-name="T11">long</text:span> n) {</text:p>
      <text:p text:style-name="P25"><text:tab/><text:tab/><text:span text:style-name="T11">long</text:span> sum = 0;</text:p>
      <text:p text:style-name="P25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5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5"><text:tab/><text:tab/><text:tab/><text:span text:style-name="T14">long</text:span><text:span text:style-name="T46"> n_by_d = Math.floor(n/d);</text:span></text:p>
      <text:p text:style-name="P25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<text:span text:style-name="T47">=</text:span> <text:span text:style-name="T46">n_by_d</text:span> ; <text:span text:style-name="T46">q</text:span>++) {</text:p>
      <text:p text:style-name="P25"><text:tab/><text:tab/><text:tab/><text:tab/>sum = sum + d*<text:span text:style-name="T10">d + q*q;</text:span></text:p>
      <text:p text:style-name="P25"><text:tab/><text:tab/><text:tab/><text:span text:style-name="T46">}</text:span></text:p>
      <text:p text:style-name="P32"><text:tab/><text:tab/><text:tab/><text:span text:style-name="T39">sum = sum – d*d;</text:span></text:p>
      <text:p text:style-name="P25"><text:tab/><text:tab/>}</text:p>
      <text:p text:style-name="P25"/>
      <text:p text:style-name="P25"><text:tab/><text:tab/><text:span text:style-name="T12">return</text:span><text:span text:style-name="T10"> sum;</text:span></text:p>
      <text:p text:style-name="P25">}</text:p>
      <text:p text:style-name="P44"/>
      <text:p text:style-name="P76"><text:span text:style-name="T18">We are not finished, yet. In the innermost expression </text:span><text:span text:style-name="T5">sum = sum + d*</text:span><text:span text:style-name="T7">d + q*q, </text:span><text:span text:style-name="T18">the term </text:span><text:span text:style-name="T1">d*d</text:span><text:span text:style-name="T18"> does not depend on the loop index </text:span><text:span text:style-name="T1">q</text:span><text:span text:style-name="T18">. </text:span><text:span text:style-name="T22">Move it </text:span><text:span text:style-name="T18">outside the loop. </text:span><text:span text:style-name="T22">It gets a factor equal to the loop length.</text:span></text:p>
      <text:p text:style-name="P77"/>
      <text:p text:style-name="P26"><text:span text:style-name="T11">static long</text:span> SIGMA2(<text:span text:style-name="T11">long</text:span> n) {</text:p>
      <text:p text:style-name="P26"><text:tab/><text:tab/><text:span text:style-name="T11">long</text:span> sum = 0;</text:p>
      <text:p text:style-name="P26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6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6"><text:tab/><text:tab/><text:tab/><text:span text:style-name="T14">long</text:span><text:span text:style-name="T46"> n_by_d = Math.floor(n/d);</text:span></text:p>
      <text:p text:style-name="P26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<text:span text:style-name="T47">=</text:span> <text:span text:style-name="T46">n_by_d</text:span> ; <text:span text:style-name="T46">q</text:span>++) {</text:p>
      <text:p text:style-name="P26"><text:tab/><text:tab/><text:tab/><text:tab/>sum = <text:span text:style-name="T41">sum + </text:span><text:span text:style-name="T43">q*q;</text:span></text:p>
      <text:p text:style-name="P26"><text:tab/><text:tab/><text:tab/><text:span text:style-name="T46">}</text:span></text:p>
      <text:p text:style-name="P33"><text:tab/><text:tab/><text:tab/><text:span text:style-name="T48">sum = sum + (n_by_d <text:s/>– <text:s/>d + 1)*d*d;</text:span></text:p>
      <text:p text:style-name="P26"><text:tab/><text:tab/><text:tab/><text:span text:style-name="T39">sum = sum – d*d;</text:span></text:p>
      <text:p text:style-name="P26"><text:tab/><text:tab/>}</text:p>
      <text:p text:style-name="P26"/>
      <text:p text:style-name="P26"><text:tab/><text:tab/><text:span text:style-name="T12">return</text:span><text:span text:style-name="T10"> sum;</text:span></text:p>
      <text:p text:style-name="P26">}</text:p>
      <text:p text:style-name="P45"/>
      <text:p text:style-name="P61"><text:span text:style-name="T18">We </text:span><text:span text:style-name="T22">merge the new line with the following one:</text:span></text:p>
      <text:p text:style-name="P69"/>
      <text:p text:style-name="P27"><text:span text:style-name="T11">static long</text:span> SIGMA2(<text:span text:style-name="T11">long</text:span> n) {</text:p>
      <text:p text:style-name="P27"><text:tab/><text:tab/><text:span text:style-name="T11">long</text:span> sum = 0;</text:p>
      <text:p text:style-name="P27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7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7"><text:tab/><text:tab/><text:tab/><text:span text:style-name="T14">long</text:span><text:span text:style-name="T46"> n_by_d = Math.floor(n/d);</text:span></text:p>
      <text:p text:style-name="P27"><text:tab/><text:tab/><text:tab/><text:span text:style-name="T11">for</text:span>( <text:span text:style-name="T11">long</text:span> <text:span text:style-name="T46">q</text:span>=<text:span text:style-name="T40">d</text:span>; <text:span text:style-name="T46">q</text:span> &lt;<text:span text:style-name="T47">=</text:span> <text:span text:style-name="T46">n_by_d</text:span> ; <text:span text:style-name="T46">q</text:span>++) {</text:p>
      <text:p text:style-name="P27"><text:tab/><text:tab/><text:tab/><text:tab/>sum = sum + <text:span text:style-name="T10">q*q;</text:span></text:p>
      <text:p text:style-name="P27"><text:tab/><text:tab/><text:tab/><text:span text:style-name="T46">}</text:span></text:p>
      <text:p text:style-name="P34"><text:tab/><text:tab/><text:tab/><text:span text:style-name="T48">sum = sum + (n_by_d <text:s/>– <text:s/>d )*d*d;</text:span></text:p>
      <text:p text:style-name="P27"><text:tab/><text:tab/>}</text:p>
      <text:p text:style-name="P27"><text:soft-page-break/></text:p>
      <text:p text:style-name="P27"><text:tab/><text:tab/><text:span text:style-name="T12">return</text:span><text:span text:style-name="T10"> sum;</text:span></text:p>
      <text:p text:style-name="P27">}</text:p>
      <text:p text:style-name="P46"/>
      <text:p text:style-name="P70">Let us look at the inner loop again. Here we compute a sum of squares. This is routine and deserves a helper function which eventually makes use of a well known mathematical identity.</text:p>
      <text:p text:style-name="P70"/>
      <text:p text:style-name="P27"><text:span text:style-name="T11">static long</text:span> SIGMA2(<text:span text:style-name="T11">long</text:span> n) {</text:p>
      <text:p text:style-name="P27"><text:tab/><text:tab/><text:span text:style-name="T11">long</text:span> sum = 0;</text:p>
      <text:p text:style-name="P27"><text:tab/><text:tab/><text:span text:style-name="T13">long</text:span><text:span text:style-name="T16"> sqrtN = (</text:span><text:span text:style-name="T13">long</text:span><text:span text:style-name="T16">) Math.floor( Math.sqrt( n ) );</text:span></text:p>
      <text:p text:style-name="P27"><text:tab/><text:tab/><text:span text:style-name="T11">for</text:span>( <text:span text:style-name="T11">long</text:span> <text:span text:style-name="T40">d</text:span>=1; <text:span text:style-name="T40">d</text:span> &lt;= <text:span text:style-name="T40">sqrtN</text:span>; <text:span text:style-name="T40">d</text:span>++) {</text:p>
      <text:p text:style-name="P27"><text:tab/><text:tab/><text:tab/><text:span text:style-name="T14">long</text:span><text:span text:style-name="T46"> n_by_d = Math.floor(n/d);</text:span></text:p>
      <text:p text:style-name="P34"><text:tab/><text:tab/><text:tab/><text:span text:style-name="T49">sum = sum + sumsqs( d, n_by_d );</text:span></text:p>
      <text:p text:style-name="P27"><text:tab/><text:tab/><text:tab/><text:span text:style-name="T48">sum = sum + (n_by_d – d )*d*d;</text:span></text:p>
      <text:p text:style-name="P27"><text:tab/><text:tab/>}</text:p>
      <text:p text:style-name="P27"><text:tab/><text:tab/><text:span text:style-name="T12">return</text:span><text:span text:style-name="T10"> sum;</text:span></text:p>
      <text:p text:style-name="P27">}</text:p>
      <text:p text:style-name="P47"/>
      <text:p text:style-name="P50"><text:tab/><text:span text:style-name="T15">static long</text:span><text:span text:style-name="T49"> sumsqs( </text:span><text:span text:style-name="T15">long</text:span><text:span text:style-name="T49"> j, </text:span><text:span text:style-name="T15">long</text:span><text:span text:style-name="T49"> k) {</text:span></text:p>
      <text:p text:style-name="P50"><text:tab/><text:tab/><text:span text:style-name="T15">return</text:span><text:span text:style-name="T49"> sumsq(k) – sumsq(j-1);</text:span></text:p>
      <text:p text:style-name="P51"><text:tab/>}</text:p>
      <text:p text:style-name="P50"/>
      <text:p text:style-name="P50"><text:tab/>// <text:span text:style-name="T49">Computes 1*1 + 2*2 + 3*3 + … + n*n using a well known mathematical identity.</text:span></text:p>
      <text:p text:style-name="P50"><text:tab/><text:span text:style-name="T15">static long</text:span><text:span text:style-name="T49"> sumsq( </text:span><text:span text:style-name="T15">long</text:span><text:span text:style-name="T49"> n) {</text:span></text:p>
      <text:p text:style-name="P50"><text:tab/><text:tab/><text:span text:style-name="T15">return</text:span><text:span text:style-name="T49"> n*(n+1)*(n+n+1)/6;</text:span></text:p>
      <text:p text:style-name="P51"><text:tab/>}</text:p>
      <text:p text:style-name="P50"/>
      <text:p text:style-name="P49">Well. We are done now. Our final algorith<text:span text:style-name="T50">m</text:span> has complexity <draw:frame draw:style-name="fr1" draw:name="Objekt10" text:anchor-type="as-char" svg:y="-0.415cm" svg:width="1.341cm" svg:height="0.52cm" draw:z-index="14"><draw:object xlink:href="./Object 12" xlink:type="simple" xlink:show="embed" xlink:actuate="onLoad"/><draw:image xlink:href="./ObjectReplacements/Object 12" xlink:type="simple" xlink:show="embed" xlink:actuate="onLoad"/></draw:frame>.</text:p>
      <text:p text:style-name="P49"/>
      <text:p text:style-name="P49"/>
      <text:p text:style-name="P73">A Java implementation which avoids overflow issues us<text:span text:style-name="T51">ing</text:span> <text:span text:style-name="T11">BigInteger</text:span> instead of <text:span text:style-name="T11">long</text:span> types.</text:p>
      <text:p text:style-name="P49"/>
      <text:p text:style-name="P63"><text:span text:style-name="T28">public</text:span><text:span text:style-name="T24"> </text:span><text:span text:style-name="T28">class</text:span><text:span text:style-name="T24"> P401BigB {</text:span></text:p>
      <text:p text:style-name="P67"/>
      <text:p text:style-name="P63"><text:span text:style-name="T24"><text:tab/></text:span><text:span text:style-name="T28">public</text:span><text:span text:style-name="T24"> </text:span><text:span text:style-name="T28">static</text:span><text:span text:style-name="T24"> </text:span><text:span text:style-name="T28">void</text:span><text:span text:style-name="T24"> main(String[] </text:span><text:span text:style-name="T30">args</text:span><text:span text:style-name="T24">) {</text:span></text:p>
      <text:p text:style-name="P63"><text:span text:style-name="T24"><text:tab/><text:tab/></text:span><text:span text:style-name="T26">SIGMA2</text:span><text:span text:style-name="T24">(1); <text:tab/></text:span><text:span text:style-name="T32">// 1</text:span></text:p>
      <text:p text:style-name="P63"><text:span text:style-name="T24"><text:tab/><text:tab/></text:span><text:span text:style-name="T26">SIGMA2</text:span><text:span text:style-name="T24">(2); <text:tab/></text:span><text:span text:style-name="T32">// 6</text:span></text:p>
      <text:p text:style-name="P63"><text:span text:style-name="T24"><text:tab/><text:tab/></text:span><text:span text:style-name="T26">SIGMA2</text:span><text:span text:style-name="T24">(3); <text:tab/></text:span><text:span text:style-name="T32">// 16</text:span></text:p>
      <text:p text:style-name="P63"><text:span text:style-name="T24"><text:tab/><text:tab/></text:span><text:span text:style-name="T26">SIGMA2</text:span><text:span text:style-name="T24">(4); <text:tab/></text:span><text:span text:style-name="T32">// 37</text:span></text:p>
      <text:p text:style-name="P63"><text:span text:style-name="T24"><text:tab/><text:tab/></text:span><text:span text:style-name="T26">SIGMA2</text:span><text:span text:style-name="T24">(5); <text:tab/></text:span><text:span text:style-name="T32">// 63</text:span></text:p>
      <text:p text:style-name="P63"><text:span text:style-name="T24"><text:tab/><text:tab/></text:span><text:span text:style-name="T26">SIGMA2</text:span><text:span text:style-name="T24">(6); <text:tab/></text:span><text:span text:style-name="T32">// 113</text:span></text:p>
      <text:p text:style-name="P63"><text:span text:style-name="T24"><text:tab/><text:tab/></text:span><text:span text:style-name="T26">SIGMA2</text:span><text:span text:style-name="T24">(1_000_000_000_000_000L); </text:span></text:p>
      <text:p text:style-name="P63"><text:span text:style-name="T24"><text:tab/><text:tab/><text:tab/><text:tab/></text:span><text:span text:style-name="T32">// 400685634386532129948866931891753981281632621</text:span></text:p>
      <text:p text:style-name="P41"><text:tab/>}</text:p>
      <text:p text:style-name="P67"/>
      <text:p text:style-name="P63"><text:span text:style-name="T24"><text:tab/></text:span><text:span text:style-name="T28">static</text:span><text:span text:style-name="T24"> </text:span><text:span text:style-name="T29">void</text:span><text:span text:style-name="T24"> SIGMA2(</text:span><text:span text:style-name="T28">long</text:span><text:span text:style-name="T24"> </text:span><text:span text:style-name="T30">N</text:span><text:span text:style-name="T24">) {</text:span></text:p>
      <text:p text:style-name="P63"><text:span text:style-name="T24"><text:tab/><text:tab/>System.</text:span><text:span text:style-name="T31">out</text:span><text:span text:style-name="T24">.println(</text:span><text:span text:style-name="T33">""</text:span><text:span text:style-name="T24">);</text:span></text:p>
      <text:p text:style-name="P63"><text:span text:style-name="T24"><text:tab/><text:tab/>System.</text:span><text:span text:style-name="T31">out</text:span><text:span text:style-name="T24">.println(</text:span><text:span text:style-name="T28">new</text:span><text:span text:style-name="T24"> Date());</text:span></text:p>
      <text:p text:style-name="P63"><text:span text:style-name="T24"><text:tab/><text:tab/>System.</text:span><text:span text:style-name="T31">out</text:span><text:span text:style-name="T24">.print(</text:span><text:span text:style-name="T33">"SIGMA2("</text:span><text:span text:style-name="T24"> + </text:span><text:span text:style-name="T30">N</text:span><text:span text:style-name="T24"> + </text:span><text:span text:style-name="T33">")="</text:span><text:span text:style-name="T24">);</text:span></text:p>
      <text:p text:style-name="P67"/>
      <text:p text:style-name="P63"><text:span text:style-name="T24"><text:tab/><text:tab/>BigInteger </text:span><text:span text:style-name="T30">sum</text:span><text:span text:style-name="T24"> = BigInteger.</text:span><text:span text:style-name="T31">ZERO</text:span><text:span text:style-name="T24">;</text:span></text:p>
      <text:p text:style-name="P63"><text:span text:style-name="T24"><text:tab/><text:tab/></text:span><text:span text:style-name="T28">long</text:span><text:span text:style-name="T24"> </text:span><text:span text:style-name="T30">sqrtN</text:span><text:span text:style-name="T24"> = (</text:span><text:span text:style-name="T28">long</text:span><text:span text:style-name="T24">) Math.</text:span><text:span text:style-name="T26">floor</text:span><text:span text:style-name="T24">(Math.</text:span><text:span text:style-name="T26">sqrt</text:span><text:span text:style-name="T24">(</text:span><text:span text:style-name="T30">N</text:span><text:span text:style-name="T24">));</text:span></text:p>
      <text:p text:style-name="P67"/>
      <text:p text:style-name="P63"><text:span text:style-name="T24"><text:tab/><text:tab/></text:span><text:span text:style-name="T28">for</text:span><text:span text:style-name="T24"> (</text:span><text:span text:style-name="T28">long</text:span><text:span text:style-name="T24"> </text:span><text:span text:style-name="T30">d</text:span><text:span text:style-name="T24"> = 1; </text:span><text:span text:style-name="T30">d</text:span><text:span text:style-name="T24"> &lt;= </text:span><text:span text:style-name="T30">sqrtN</text:span><text:span text:style-name="T24">; </text:span><text:span text:style-name="T30">d</text:span><text:span text:style-name="T24">++) {</text:span></text:p>
      <text:p text:style-name="P63"><text:span text:style-name="T24"><text:tab/><text:tab/><text:tab/></text:span><text:span text:style-name="T28">long</text:span><text:span text:style-name="T24"> </text:span><text:span text:style-name="T30">q</text:span><text:span text:style-name="T24"> = </text:span><text:span text:style-name="T30">N</text:span><text:span text:style-name="T24"> / </text:span><text:span text:style-name="T30">d</text:span><text:span text:style-name="T24">;</text:span></text:p>
      <text:p text:style-name="P63"><text:span text:style-name="T24"><text:tab/><text:tab/><text:tab/>BigInteger </text:span><text:span text:style-name="T30">bigD</text:span><text:span text:style-name="T24"> = BigInteger.</text:span><text:span text:style-name="T26">valueOf</text:span><text:span text:style-name="T24">(</text:span><text:span text:style-name="T30">d</text:span><text:span text:style-name="T24">);</text:span></text:p>
      <text:p text:style-name="P63"><text:span text:style-name="T24"><text:tab/><text:tab/><text:tab/>BigInteger </text:span><text:span text:style-name="T30">bigDD</text:span><text:span text:style-name="T24"> = </text:span><text:span text:style-name="T30">bigD</text:span><text:span text:style-name="T24">.multiply(</text:span><text:span text:style-name="T30">bigD</text:span><text:span text:style-name="T24">);</text:span></text:p>
      <text:p text:style-name="P67"/>
      <text:p text:style-name="P65"><text:span text:style-name="T24"><text:tab/><text:tab/><text:tab/></text:span><text:span text:style-name="T30">sum</text:span><text:span text:style-name="T24"> = </text:span><text:span text:style-name="T30">sum</text:span><text:span text:style-name="T24">.add(</text:span><text:span text:style-name="T26">sumsqs</text:span><text:span text:style-name="T24">(</text:span><text:span text:style-name="T30">d</text:span><text:span text:style-name="T24">,</text:span><text:span text:style-name="T30">q</text:span><text:span text:style-name="T24">)</text:span><text:span text:style-name="T25">).add(</text:span><text:span text:style-name="T30">bigDD</text:span><text:span text:style-name="T24">.multiply(BigInteger.</text:span><text:span text:style-name="T26">valueOf</text:span><text:span text:style-name="T24">(</text:span><text:span text:style-name="T30">q</text:span><text:span text:style-name="T24"> – </text:span><text:span text:style-name="T30">d</text:span><text:span text:style-name="T24">)));</text:span></text:p>
      <text:p text:style-name="P41"><text:tab/><text:tab/>}</text:p>
      <text:p text:style-name="P63"><text:span text:style-name="T24"><text:tab/><text:tab/>System.</text:span><text:span text:style-name="T31">out</text:span><text:span text:style-name="T24">.println(</text:span><text:span text:style-name="T30">sum</text:span><text:span text:style-name="T24">);</text:span></text:p>
      <text:p text:style-name="P63"><text:span text:style-name="T24"><text:tab/><text:tab/>System.</text:span><text:span text:style-name="T31">out</text:span><text:span text:style-name="T24">.println(</text:span><text:span text:style-name="T28">new</text:span><text:span text:style-name="T24"> Date());</text:span></text:p>
      <text:p text:style-name="P63"><text:span text:style-name="T24"><text:tab/><text:tab/></text:span><text:span text:style-name="T29">return</text:span><text:span text:style-name="T27">;</text:span></text:p>
      <text:p text:style-name="P63"><text:span text:style-name="T24"><text:tab/></text:span><text:span text:style-name="T27">}</text:span></text:p>
      <text:p text:style-name="P67"/>
      <text:p text:style-name="P63"><text:span text:style-name="T24"><text:tab/></text:span><text:span text:style-name="T28">static</text:span><text:span text:style-name="T24"> BigInteger sumsqs(</text:span><text:span text:style-name="T28">long</text:span><text:span text:style-name="T24"> </text:span><text:span text:style-name="T30">j</text:span><text:span text:style-name="T24">, </text:span><text:span text:style-name="T28">long</text:span><text:span text:style-name="T24"> </text:span><text:span text:style-name="T30">k</text:span><text:span text:style-name="T24">) {</text:span></text:p>
      <text:p text:style-name="P63"><text:span text:style-name="T24"><text:tab/><text:tab/></text:span><text:span text:style-name="T28">return</text:span><text:span text:style-name="T24"> </text:span><text:span text:style-name="T26">sumsq</text:span><text:span text:style-name="T24">(</text:span><text:span text:style-name="T30">k</text:span><text:span text:style-name="T24">).subtract(</text:span><text:span text:style-name="T26">sumsq</text:span><text:span text:style-name="T24">(</text:span><text:span text:style-name="T30">j</text:span><text:span text:style-name="T24">-1));</text:span></text:p>
      <text:p text:style-name="P41"><text:tab/>}</text:p>
      <text:p text:style-name="P67"/>
      <text:p text:style-name="P71"><text:tab/>// <text:span text:style-name="T49">Computes 1*1 + 2*2 + 3*3 + … + n*n using a well known mathematical identity.</text:span></text:p>
      <text:p text:style-name="P66"><text:span text:style-name="T24"><text:tab/></text:span><text:span text:style-name="T28">static</text:span><text:span text:style-name="T24"> BigInteger sumsq(</text:span><text:span text:style-name="T28">long</text:span><text:span text:style-name="T24"> </text:span><text:span text:style-name="T30">n</text:span><text:span text:style-name="T24">) {</text:span></text:p>
      <text:p text:style-name="P63"><text:span text:style-name="T24"><text:tab/><text:tab/></text:span><text:span text:style-name="T28">long</text:span><text:span text:style-name="T24"> </text:span><text:span text:style-name="T30">n1</text:span><text:span text:style-name="T24">=</text:span><text:span text:style-name="T30">n</text:span><text:span text:style-name="T24">+1, </text:span><text:span text:style-name="T30">n2</text:span><text:span text:style-name="T24">=</text:span><text:span text:style-name="T30">n</text:span><text:span text:style-name="T24">+</text:span><text:span text:style-name="T30">n1</text:span><text:span text:style-name="T24">;</text:span></text:p>
      <text:p text:style-name="P63"><text:span text:style-name="T24"><text:tab/><text:tab/></text:span><text:span text:style-name="T28">return</text:span><text:span text:style-name="T24"> BigInteger.</text:span><text:span text:style-name="T26">valueOf</text:span><text:span text:style-name="T24">(</text:span><text:span text:style-name="T30">n</text:span><text:span text:style-name="T24">).multiply(BigInteger.</text:span><text:span text:style-name="T26">valueOf</text:span><text:span text:style-name="T24">(</text:span><text:span text:style-name="T30">n1</text:span><text:span text:style-name="T24">))</text:span></text:p>
      <text:p text:style-name="P63"><text:span text:style-name="T24"><text:tab/><text:tab/><text:tab/><text:tab/>.multiply(BigInteger.</text:span><text:span text:style-name="T26">valueOf</text:span><text:span text:style-name="T24">(</text:span><text:span text:style-name="T30">n2</text:span><text:span text:style-name="T24">)).divide(</text:span><text:span text:style-name="T31">BIG6</text:span><text:span text:style-name="T24">);</text:span></text:p>
      <text:p text:style-name="P41"><text:tab/>}</text:p>
      <text:p text:style-name="P67"/>
      <text:p text:style-name="P64"><text:span text:style-name="T24"><text:tab/></text:span><text:span text:style-name="T28">static</text:span><text:span text:style-name="T24"> </text:span><text:span text:style-name="T28">final</text:span><text:span text:style-name="T24"> BigInteger </text:span><text:span text:style-name="T31">BIG6</text:span><text:span text:style-name="T24"> = BigInteger.</text:span><text:span text:style-name="T26">valueOf</text:span><text:span text:style-name="T24">(6);</text:span></text:p>
      <text:p text:style-name="P4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2:55:33.807000000</meta:creation-date>
    <dc:date>2015-11-06T17:53:10.135000000</dc:date>
    <meta:editing-duration>PT4H43M9S</meta:editing-duration>
    <meta:editing-cycles>50</meta:editing-cycles>
    <meta:generator>LibreOffice/4.4.5.2$Windows_x86 LibreOffice_project/a22f674fd25a3b6f45bdebf25400ed2adff0ff99</meta:generator>
    <meta:print-date>2015-11-04T17:43:11.859000000</meta:print-date>
    <meta:document-statistic meta:table-count="0" meta:image-count="0" meta:object-count="15" meta:page-count="8" meta:paragraph-count="283" meta:word-count="1708" meta:character-count="8881" meta:non-whitespace-character-count="6882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
</annotation>
  </semantics>
</math>
</file>

<file path=Object 10/content.xml><?xml version="1.0" encoding="utf-8"?>
<math xmlns="http://www.w3.org/1998/Math/MathML" display="block">
  <semantics>
    <mrow>
      <mrow>
        <mi>d</mi>
        <mo stretchy="false">≤</mo>
        <mi>q</mi>
        <mo stretchy="false">&lt;</mo>
        <mrow>
          <mo fence="true" stretchy="false">⌊</mo>
          <mrow>
            <mrow>
              <mi>n</mi>
              <mo stretchy="false">/</mo>
              <mi>d</mi>
            </mrow>
          </mrow>
          <mo fence="true" stretchy="false">⌋</mo>
        </mrow>
      </mrow>
      <mrow>
        <mspace width="2em"/>
        <mo stretchy="false">∧</mo>
        <mspace width="2em"/>
      </mrow>
      <mrow>
        <mn>0</mn>
        <mo stretchy="false">≤</mo>
        <mi>r</mi>
        <mo stretchy="false">&lt;</mo>
        <mi>d</mi>
      </mrow>
    </mrow>
    <annotation encoding="StarMath 5.0">d&lt;=q&lt;lfloor n/d rfloor ~and~ 0&lt;=r&lt;d
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row>
          <mo fence="true" stretchy="false">⌊</mo>
          <mrow>
            <mrow>
              <mi>n</mi>
              <mo stretchy="false">/</mo>
              <mi>d</mi>
            </mrow>
          </mrow>
          <mo fence="true" stretchy="false">⌋</mo>
        </mrow>
      </mrow>
      <mrow>
        <mspace width="2em"/>
        <mo stretchy="false">∧</mo>
        <mspace width="2em"/>
      </mrow>
      <mrow>
        <mn>0</mn>
        <mo stretchy="false">≤</mo>
        <mi>r</mi>
        <mo stretchy="false">≤</mo>
        <mrow>
          <mi>n</mi>
          <mo stretchy="false">−</mo>
          <mrow>
            <mi>d</mi>
            <mo stretchy="false">∗</mo>
            <mi>q</mi>
          </mrow>
        </mrow>
      </mrow>
    </mrow>
    <annotation encoding="StarMath 5.0">q=lfloor n/d rfloor ~and~ 0&lt;=r&lt;=n-d*q
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qrt>
            <mi>n</mi>
          </msqrt>
        </mrow>
        <mo fence="true" stretchy="false">)</mo>
      </mrow>
    </mrow>
    <annotation encoding="StarMath 5.0">O( sqrt n )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d</mi>
            <mn>1,</mn>
            <mi>d</mi>
            <mn>2</mn>
          </mrow>
        </mrow>
        <mo fence="true" stretchy="false">)</mo>
      </mrow>
      <mspace width="2em"/>
      <mi mathvariant="italic">where</mi>
      <mspace width="2em"/>
      <mrow>
        <mn>1</mn>
        <mo stretchy="false">≤</mo>
        <mi>d</mi>
      </mrow>
      <mrow>
        <mn>1</mn>
        <mo stretchy="false">≤</mo>
        <msqrt>
          <mi>i</mi>
        </msqrt>
      </mrow>
      <mrow>
        <mspace width="2em"/>
        <mo stretchy="false">∧</mo>
        <mspace width="2em"/>
      </mrow>
      <mrow>
        <msqrt>
          <mi>i</mi>
        </msqrt>
        <mo stretchy="false">≤</mo>
        <mi>d</mi>
      </mrow>
      <mrow>
        <mn>2</mn>
        <mo stretchy="false">≤</mo>
        <mi>i</mi>
      </mrow>
      <mrow>
        <mspace width="2em"/>
        <mo stretchy="false">∧</mo>
        <mspace width="2em"/>
      </mrow>
      <mi>d</mi>
      <mrow>
        <mn>1</mn>
        <mo stretchy="false">∗</mo>
        <mi>d</mi>
      </mrow>
      <mrow>
        <mn>2</mn>
        <mo stretchy="false">=</mo>
        <mi>i</mi>
      </mrow>
    </mrow>
    <annotation encoding="StarMath 5.0">(d1,d2) ~where~ 1&lt;=d1&lt;=sqrt i ~and~ sqrt i&lt;=d2&lt;=i ~and~ d1*d2=i</annotation>
  </semantics>
</math>
</file>

<file path=Object 17/content.xml><?xml version="1.0" encoding="utf-8"?>
<math xmlns="http://www.w3.org/1998/Math/MathML" display="block">
  <semantics>
    <msup>
      <mi>d</mi>
      <mn>2</mn>
    </msup>
    <annotation encoding="StarMath 5.0">d^2</annotation>
  </semantics>
</math>
</file>

<file path=Object 18/content.xml><?xml version="1.0" encoding="utf-8"?>
<math xmlns="http://www.w3.org/1998/Math/MathML" display="block">
  <semantics>
    <mrow>
      <msup>
        <mi>d</mi>
        <mn>2</mn>
      </msup>
      <mo stretchy="false">+</mo>
      <msup>
        <mrow>
          <mo fence="true" stretchy="false">(</mo>
          <mrow>
            <mrow>
              <mi>i</mi>
              <mo stretchy="false">/</mo>
              <mi>d</mi>
            </mrow>
          </mrow>
          <mo fence="true" stretchy="false">)</mo>
        </mrow>
        <mn>2</mn>
      </msup>
    </mrow>
    <annotation encoding="StarMath 5.0">d^2+(i/d)^2</annotation>
  </semantics>
</math>
</file>

<file path=Object 2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d</mi>
                <mo stretchy="false">∣</mo>
                <mi>i</mi>
              </mrow>
              <mi>i</mi>
            </munderover>
            <msup>
              <mi>d</mi>
              <mn>2</mn>
            </msup>
          </mrow>
        </mrow>
      </mrow>
    </mrow>
    <annotation encoding="StarMath 5.0">SIGMA2 ( n ) := sum from { { i = 1 } } to { n } { sum from { { d divides i } } to { i }{ d^2}}

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1,</mn>
      </mrow>
      <mn>...</mn>
      <mi>,</mi>
      <mrow>
        <mo fence="true" stretchy="false">⌊</mo>
        <mrow>
          <msqrt>
            <mi>i</mi>
          </msqrt>
        </mrow>
        <mo fence="true" stretchy="false">⌋</mo>
      </mrow>
    </mrow>
    <annotation encoding="StarMath 5.0">d=1, ..., lfloor sqrt i rfloor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sigma</mi>
      </mrow>
      <mn>2</mn>
      <mrow>
        <mo fence="true" stretchy="false">(</mo>
        <mrow>
          <mi>i</mi>
        </mrow>
        <mo fence="true" stretchy="false">)</mo>
      </mrow>
    </mrow>
    <annotation encoding="StarMath 5.0">sum from i=1 to n sigma2(i)
</annotation>
  </semantics>
</math>
</file>

<file path=Object 5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sup>
            <mn>10</mn>
            <mn>15</mn>
          </msup>
        </mrow>
        <mo fence="true" stretchy="false">)</mo>
      </mrow>
    </mrow>
    <annotation encoding="StarMath 5.0">SIGMA2(10^15)


</annotation>
  </semantics>
</math>
</file>

<file path=Object 6/content.xml><?xml version="1.0" encoding="utf-8"?>
<math xmlns="http://www.w3.org/1998/Math/MathML" display="block">
  <semantics>
    <msup>
      <mn>10</mn>
      <mn>9</mn>
    </msup>
    <annotation encoding="StarMath 5.0">
10^9



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row>
              <mn>1</mn>
              <mo stretchy="false">⩽</mo>
              <mi>i</mi>
              <mo stretchy="false">⩽</mo>
              <mi>n</mi>
            </mrow>
            <mrow>
              <mspace width="2em"/>
              <mo stretchy="false">∧</mo>
              <mspace width="2em"/>
            </mrow>
            <mrow>
              <mn>1</mn>
              <mo stretchy="false">⩽</mo>
              <mi>d</mi>
              <mo stretchy="false">⩽</mo>
              <msqrt>
                <mi>i</mi>
              </msqrt>
            </mrow>
          </mrow>
        </mtd>
      </mtr>
      <mtr>
        <mtd columnalign="left">
          <mrow>
            <mspace width="2em"/>
            <mo stretchy="false">⇔</mo>
            <mspace width="2em"/>
            <mrow>
              <mn>1</mn>
              <mo stretchy="false">⩽</mo>
              <msup>
                <mi>d</mi>
                <mn>2</mn>
              </msup>
              <mo stretchy="false">⩽</mo>
              <mi>i</mi>
              <mo stretchy="false">⩽</mo>
              <mi>n</mi>
            </mrow>
          </mrow>
        </mtd>
      </mtr>
      <mtr>
        <mtd columnalign="left">
          <mrow>
            <mspace width="2em"/>
            <mo stretchy="false">⇔</mo>
            <mspace width="2em"/>
            <mrow>
              <mrow>
                <mn>1</mn>
                <mo stretchy="false">⩽</mo>
                <mi>d</mi>
                <mo stretchy="false">⩽</mo>
                <msqrt>
                  <mi>n</mi>
                </msqrt>
              </mrow>
              <mrow>
                <mspace width="2em"/>
                <mo stretchy="false">∧</mo>
                <mspace width="2em"/>
              </mrow>
              <mrow>
                <msup>
                  <mi>d</mi>
                  <mn>2</mn>
                </msup>
                <mo stretchy="false">⩽</mo>
                <mi>i</mi>
                <mo stretchy="false">⩽</mo>
                <mi>n</mi>
              </mrow>
            </mrow>
          </mrow>
        </mtd>
      </mtr>
    </mtable>
    <annotation encoding="StarMath 5.0">stack{
alignl 
{1 leslant i  leslant n ~and~ 1 leslant d leslant sqrt i} 
# alignl ~dlrarrow~ {1 leslant d^2 leslant i  leslant n }
# alignl ~dlrarrow~ 
{1 leslant d leslant sqrt n ~and~ d^2 leslant i leslant n}
}

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∗</mo>
            <msqrt>
              <mi>n</mi>
            </msqrt>
          </mrow>
        </mrow>
        <mo fence="true" stretchy="false">)</mo>
      </mrow>
    </mrow>
    <annotation encoding="StarMath 5.0">O(n*sqrt{n})

</annotation>
  </semantics>
</math>
</file>

<file path=Object 9/content.xml><?xml version="1.0" encoding="utf-8"?>
<math xmlns="http://www.w3.org/1998/Math/MathML" display="block">
  <semantics>
    <mrow>
      <mo stretchy="false">∀</mo>
      <mi>i</mi>
      <mi mathvariant="normal">:</mi>
      <mrow>
        <msup>
          <mi>d</mi>
          <mn>2</mn>
        </msup>
        <mo stretchy="false">≤</mo>
        <mi>i</mi>
        <mo stretchy="false">≤</mo>
        <mi>n</mi>
      </mrow>
      <mspace width="2em"/>
      <mo stretchy="false">⇒</mo>
      <mspace width="2em"/>
      <mo stretchy="false">∃</mo>
      <mi>q</mi>
      <mo stretchy="false">∃</mo>
      <mi>r</mi>
      <mi mathvariant="normal">:</mi>
      <mspace width="2em"/>
      <mrow>
        <mi>i</mi>
        <mo stretchy="false">=</mo>
        <mrow>
          <mrow>
            <mi>d</mi>
            <mo stretchy="false">∗</mo>
            <mi>q</mi>
          </mrow>
          <mo stretchy="false">+</mo>
          <mi>r</mi>
        </mrow>
      </mrow>
      <mrow>
        <mspace width="2em"/>
        <mo stretchy="false">∧</mo>
        <mspace width="2em"/>
      </mrow>
      <mrow>
        <mo fence="true" stretchy="false">(</mo>
        <mrow>
          <mrow>
            <mrow>
              <mo fence="true" stretchy="false">(</mo>
              <mrow>
                <mrow>
                  <mrow>
                    <mi>d</mi>
                    <mo stretchy="false">≤</mo>
                    <mi>q</mi>
                    <mo stretchy="false">&lt;</mo>
                    <mrow>
                      <mo fence="true" stretchy="false">⌊</mo>
                      <mrow>
                        <mrow>
                          <mi>n</mi>
                          <mo stretchy="false">/</mo>
                          <mi>d</mi>
                        </mrow>
                      </mrow>
                      <mo fence="true" stretchy="false">⌋</mo>
                    </mrow>
                  </mrow>
                  <mrow>
                    <mspace width="2em"/>
                    <mo stretchy="false">∧</mo>
                    <mspace width="2em"/>
                  </mrow>
                  <mrow>
                    <mn>0</mn>
                    <mo stretchy="false">≤</mo>
                    <mi>r</mi>
                    <mo stretchy="false">&lt;</mo>
                    <mi>d</mi>
                  </mrow>
                </mrow>
              </mrow>
              <mo fence="true" stretchy="false">)</mo>
            </mrow>
            <mrow>
              <mspace width="2em"/>
              <mo stretchy="false">∨</mo>
              <mspace width="2em"/>
            </mrow>
            <mrow>
              <mo fence="true" stretchy="false">(</mo>
              <mrow>
                <mrow>
                  <mrow>
                    <mi>q</mi>
                    <mo stretchy="false">=</mo>
                    <mrow>
                      <mo fence="true" stretchy="false">⌊</mo>
                      <mrow>
                        <mrow>
                          <mi>n</mi>
                          <mo stretchy="false">/</mo>
                          <mi>d</mi>
                        </mrow>
                      </mrow>
                      <mo fence="true" stretchy="false">⌋</mo>
                    </mrow>
                  </mrow>
                  <mrow>
                    <mspace width="2em"/>
                    <mo stretchy="false">∧</mo>
                    <mspace width="2em"/>
                  </mrow>
                  <mrow>
                    <mn>0</mn>
                    <mo stretchy="false">≤</mo>
                    <mi>r</mi>
                    <mo stretchy="false">≤</mo>
                    <mrow>
                      <mi>n</mi>
                      <mo stretchy="false">−</mo>
                      <mrow>
                        <mi>d</mi>
                        <mo stretchy="false">∗</mo>
                        <mi>q</mi>
                      </mrow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forall i: d^2&lt;=i&lt;=n ~drarrow ~
exists q 
exists r:~
i=d*q+r ~and~ 
( 
( d&lt;=q&lt;lfloor n/d rfloor ~and~ 0&lt;=r&lt;d) ~|~ 
( q=lfloor n/d rfloor ~and~ 0&lt;=r&lt;=n-d*q) 
)</annotation>
  </semantics>
</math>
</file>